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ath TeX Gyre" svg:font-family="'DejaVu Math TeX Gyre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.772cm" fo:min-width="4.04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.772cm" fo:min-width="4.33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1.504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.599cm" fo:min-width="3.605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.599cm" fo:min-width="5.236cm" loext:decorative="false"/>
      <style:paragraph-properties style:writing-mode="lr-tb"/>
    </style:style>
    <style:style style:name="P1" style:family="paragraph">
      <style:paragraph-properties fo:line-height="115%" fo:text-align="center"/>
      <style:text-properties fo:font-size="19.8999996185303pt"/>
    </style:style>
    <style:style style:name="P2" style:family="paragraph">
      <loext:graphic-properties draw:fill="solid" draw:fill-color="#eeeeee"/>
      <style:paragraph-properties fo:line-height="115%" fo:text-align="center"/>
      <style:text-properties fo:font-size="19.8999996185303pt"/>
    </style:style>
    <style:style style:name="P3" style:family="paragraph">
      <style:paragraph-properties fo:text-align="center"/>
      <style:text-properties fo:font-size="19.8999996185303pt"/>
    </style:style>
    <style:style style:name="P4" style:family="paragraph">
      <loext:graphic-properties draw:fill="solid" draw:fill-color="#eeeeee"/>
      <style:paragraph-properties fo:text-align="center"/>
      <style:text-properties fo:font-size="19.8999996185303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42cm" svg:height="2.051cm" svg:x="7.937cm" svg:y="13.853cm">
          <draw:text-box>
            <text:p text:style-name="P1">Данные от<text:line-break/>ML-моделей</text:p>
          </draw:text-box>
        </draw:frame>
        <draw:frame draw:style-name="gr2" draw:text-style-name="P4" draw:layer="layout" svg:width="4.837cm" svg:height="2.022cm" svg:x="14.431cm" svg:y="13.853cm">
          <draw:text-box>
            <text:p text:style-name="P3">Сценарии от </text:p>
            <text:p text:style-name="P1">аналитиков</text:p>
          </draw:text-box>
        </draw:frame>
        <draw:frame draw:style-name="gr3" draw:text-style-name="P4" draw:layer="layout" svg:width="4.665cm" svg:height="2.051cm" svg:x="18.83cm" svg:y="9.993cm">
          <draw:text-box>
            <text:p text:style-name="P1">Формулы из <text:s/>json-файла</text:p>
          </draw:text-box>
        </draw:frame>
        <draw:frame draw:style-name="gr4" draw:text-style-name="P4" draw:layer="layout" svg:width="4.184cm" svg:height="1.934cm" svg:x="11.368cm" svg:y="9.898cm">
          <draw:text-box>
            <text:p text:style-name="P1">Программа</text:p>
            <text:p text:style-name="P3"><text:s/>на Rust</text:p>
          </draw:text-box>
        </draw:frame>
        <draw:line draw:style-name="gr5" draw:text-style-name="P5" draw:layer="layout" svg:x1="10.66cm" svg:y1="13.503cm" svg:x2="11.681cm" svg:y2="12.099cm">
          <text:p/>
        </draw:line>
        <draw:line draw:style-name="gr6" draw:text-style-name="P5" draw:layer="layout" svg:x1="16.107cm" svg:y1="13.503cm" svg:x2="14.745cm" svg:y2="12.099cm">
          <text:p/>
        </draw:line>
        <draw:line draw:style-name="gr7" draw:text-style-name="P5" draw:layer="layout" svg:x1="18.489cm" svg:y1="11.046cm" svg:x2="15.766cm" svg:y2="11.046cm">
          <text:p/>
        </draw:line>
        <draw:line draw:style-name="gr8" draw:text-style-name="P5" draw:layer="layout" svg:x1="13.384cm" svg:y1="9.292cm" svg:x2="13.384cm" svg:y2="7.186cm">
          <text:p/>
        </draw:line>
        <draw:frame draw:style-name="gr9" draw:text-style-name="P4" draw:layer="layout" svg:width="5.868cm" svg:height="1.934cm" svg:x="10.66cm" svg:y="5.08cm">
          <draw:text-box>
            <text:p text:style-name="P3">Агрегированные</text:p>
            <text:p text:style-name="P1">прогнозы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ath TeX Gyre" svg:font-family="'DejaVu Math TeX Gyre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Math TeX Gyr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Math TeX Gyre" style:font-family-asian="'DejaVu Math TeX Gyre'" style:font-family-generic-asian="system" style:font-pitch-asian="variable" style:font-size-asian="18pt" style:font-style-asian="normal" style:font-weight-asian="normal" style:font-name-complex="DejaVu Math TeX Gyre" style:font-family-complex="'DejaVu Math TeX Gyr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20:56:17.786670035</meta:creation-date>
    <dc:date>2025-11-20T22:07:39.339906355</dc:date>
    <meta:editing-duration>PT55M2S</meta:editing-duration>
    <meta:editing-cycles>3</meta:editing-cycles>
    <meta:generator>LibreOffice/25.2.6.2$Linux_X86_64 LibreOffice_project/520$Build-2</meta:generator>
    <meta:document-statistic meta:object-count="9"/>
  </office:meta>
</office:document-meta>
</file>